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F0000014D57C8887F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6666ff" draw:fill="none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objectwithoutfill">
      <style:graphic-properties svg:stroke-color="#ffffff" draw:fill="solid" draw:fill-color="#ffffff" draw:textarea-horizontal-align="center" draw:textarea-vertical-align="middle"/>
    </style:style>
    <style:style style:name="gr5" style:family="graphic" style:parent-style-name="objectwithoutfill">
      <style:graphic-properties svg:stroke-color="#ff3333" draw:fill="none" draw:textarea-horizontal-align="center" draw:textarea-vertical-align="middle"/>
    </style:style>
    <style:style style:name="gr6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7" style:family="graphic" style:parent-style-name="objectwithoutfill">
      <style:graphic-properties draw:stroke="none" svg:stroke-color="#6666ff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6666ff"/>
    </style:style>
    <style:style style:name="P4" style:family="paragraph">
      <style:paragraph-properties fo:text-align="start"/>
      <style:text-properties style:use-window-font-color="true"/>
    </style:style>
    <style:style style:name="T1" style:family="text">
      <style:text-properties fo:color="#6666ff"/>
    </style:style>
    <style:style style:name="T2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63cm" svg:height="8.81cm" svg:x="7.1cm" svg:y="2.6cm">
          <draw:image xlink:href="Pictures/100000000000014F0000014D57C8887F.png" xlink:type="simple" xlink:show="embed" xlink:actuate="onLoad">
            <text:p/>
          </draw:image>
        </draw:frame>
        <draw:frame draw:style-name="gr1" draw:text-style-name="P1" draw:layer="layout" svg:width="8.863cm" svg:height="8.81cm" svg:x="7.1cm" svg:y="12.51cm">
          <draw:image xlink:href="Pictures/100000000000014F0000014D57C8887F.png" xlink:type="simple" xlink:show="embed" xlink:actuate="onLoad">
            <text:p/>
          </draw:image>
        </draw:frame>
        <draw:g>
          <draw:line draw:style-name="gr2" draw:text-style-name="P1" draw:layer="layout" svg:x1="7.1cm" svg:y1="6.41cm" svg:x2="4.1cm" svg:y2="6.41cm">
            <text:p/>
          </draw:line>
          <draw:rect draw:style-name="gr2" draw:text-style-name="P1" draw:layer="layout" svg:width="1cm" svg:height="0.5cm" svg:x="3.1cm" svg:y="6.11cm">
            <text:p/>
          </draw:rect>
        </draw:g>
        <draw:g>
          <draw:line draw:style-name="gr2" draw:text-style-name="P1" draw:layer="layout" svg:x1="7.1cm" svg:y1="6.41cm" svg:x2="4.1cm" svg:y2="6.41cm">
            <text:p/>
          </draw:line>
          <draw:rect draw:style-name="gr2" draw:text-style-name="P1" draw:layer="layout" svg:width="1cm" svg:height="0.5cm" svg:x="3.1cm" svg:y="6.11cm">
            <text:p/>
          </draw:rect>
        </draw:g>
        <draw:g>
          <draw:line draw:style-name="gr2" draw:text-style-name="P1" draw:layer="layout" svg:x1="7.1cm" svg:y1="7.41cm" svg:x2="4.1cm" svg:y2="7.41cm">
            <text:p/>
          </draw:line>
          <draw:rect draw:style-name="gr2" draw:text-style-name="P1" draw:layer="layout" svg:width="1cm" svg:height="0.5cm" svg:x="3.1cm" svg:y="7.11cm">
            <text:p/>
          </draw:rect>
        </draw:g>
        <draw:g>
          <draw:line draw:style-name="gr2" draw:text-style-name="P1" draw:layer="layout" svg:x1="7.1cm" svg:y1="16.31cm" svg:x2="4.1cm" svg:y2="16.31cm">
            <text:p/>
          </draw:line>
          <draw:rect draw:style-name="gr2" draw:text-style-name="P1" draw:layer="layout" svg:width="1cm" svg:height="0.5cm" svg:x="3.1cm" svg:y="16.01cm">
            <text:p/>
          </draw:rect>
        </draw:g>
        <draw:g>
          <draw:line draw:style-name="gr2" draw:text-style-name="P1" draw:layer="layout" svg:x1="7.1cm" svg:y1="17.31cm" svg:x2="4.1cm" svg:y2="17.31cm">
            <text:p/>
          </draw:line>
          <draw:rect draw:style-name="gr2" draw:text-style-name="P1" draw:layer="layout" svg:width="1cm" svg:height="0.5cm" svg:x="3.1cm" svg:y="17.01cm">
            <text:p/>
          </draw:rect>
        </draw:g>
        <draw:g>
          <draw:line draw:style-name="gr2" draw:text-style-name="P1" draw:layer="layout" svg:x1="7.6cm" svg:y1="14.31cm" svg:x2="4.6cm" svg:y2="14.31cm">
            <text:p/>
          </draw:line>
          <draw:rect draw:style-name="gr2" draw:text-style-name="P1" draw:layer="layout" svg:width="1cm" svg:height="0.5cm" svg:x="3.6cm" svg:y="14.01cm">
            <text:p/>
          </draw:rect>
        </draw:g>
        <draw:g>
          <draw:line draw:style-name="gr2" draw:text-style-name="P1" draw:layer="layout" svg:x1="7.768cm" svg:y1="4.468cm" svg:x2="4.768cm" svg:y2="4.468cm">
            <text:p/>
          </draw:line>
          <draw:rect draw:style-name="gr2" draw:text-style-name="P1" draw:layer="layout" svg:width="1cm" svg:height="0.5cm" svg:x="3.768cm" svg:y="4.168cm">
            <text:p/>
          </draw:rect>
        </draw:g>
        <draw:rect draw:style-name="gr3" draw:text-style-name="P1" draw:layer="layout" svg:width="1cm" svg:height="5cm" svg:x="1.7cm" svg:y="3.51cm">
          <text:p text:style-name="P1">Gnd</text:p>
          <text:p text:style-name="P1"/>
          <text:p text:style-name="P1"/>
          <text:p text:style-name="P1">Rx</text:p>
          <text:p text:style-name="P1"/>
          <text:p text:style-name="P1">Tx</text:p>
        </draw:rect>
        <draw:rect draw:style-name="gr3" draw:text-style-name="P1" draw:layer="layout" svg:width="1cm" svg:height="8.2cm" svg:x="1.7cm" svg:y="13.31cm">
          <text:p text:style-name="P1">Gnd</text:p>
          <text:p text:style-name="P1"/>
          <text:p text:style-name="P1"/>
          <text:p text:style-name="P1">Rx</text:p>
          <text:p text:style-name="P1"/>
          <text:p text:style-name="P1">Tx</text:p>
          <text:p text:style-name="P1"/>
          <text:p text:style-name="P1"/>
          <text:p text:style-name="P1"/>
          <text:p text:style-name="P1">3.3V</text:p>
        </draw:rect>
        <draw:g>
          <draw:line draw:style-name="gr2" draw:text-style-name="P1" draw:layer="layout" svg:x1="12.7cm" svg:y1="20.41cm" svg:x2="5.575cm" svg:y2="20.41cm">
            <text:p/>
          </draw:line>
          <draw:rect draw:style-name="gr2" draw:text-style-name="P1" draw:layer="layout" svg:width="2.375cm" svg:height="0.5cm" svg:x="3.2cm" svg:y="20.11cm">
            <text:p/>
          </draw:rect>
        </draw:g>
        <draw:rect draw:style-name="gr4" draw:text-style-name="P1" draw:layer="layout" svg:width="1.8cm" svg:height="2.5cm" svg:x="14.4cm" svg:y="14.51cm">
          <text:p/>
        </draw:rect>
        <draw:line draw:style-name="gr5" draw:text-style-name="P1" draw:layer="layout" svg:x1="13.2cm" svg:y1="10.51cm" svg:x2="13.2cm" svg:y2="20.51cm">
          <text:p/>
        </draw:line>
        <draw:line draw:style-name="gr5" draw:text-style-name="P1" draw:layer="layout" svg:x1="18cm" svg:y1="4.5cm" svg:x2="18cm" svg:y2="14.2cm">
          <text:p/>
        </draw:line>
        <draw:line draw:style-name="gr5" draw:text-style-name="P1" draw:layer="layout" svg:x1="16cm" svg:y1="4.5cm" svg:x2="18cm" svg:y2="4.5cm">
          <text:p/>
        </draw:line>
        <draw:line draw:style-name="gr5" draw:text-style-name="P1" draw:layer="layout" svg:x1="16cm" svg:y1="14.3cm" svg:x2="18cm" svg:y2="14.3cm">
          <text:p/>
        </draw:line>
        <draw:rect draw:style-name="gr6" draw:text-style-name="P1" draw:layer="layout" svg:width="0.5cm" svg:height="1cm" svg:x="14.91cm" svg:y="13.845cm">
          <text:p/>
        </draw:rect>
        <draw:line draw:style-name="gr5" draw:text-style-name="P1" draw:layer="layout" svg:x1="15.2cm" svg:y1="7.7cm" svg:x2="15.2cm" svg:y2="17.2cm">
          <text:p/>
        </draw:line>
        <draw:rect draw:style-name="gr7" draw:text-style-name="P3" draw:layer="layout" svg:width="6cm" svg:height="1.6cm" svg:x="1.1cm" svg:y="2.2cm">
          <text:p text:style-name="P2"><text:span text:style-name="T1">PyBoard - Sender</text:span></text:p>
        </draw:rect>
        <draw:rect draw:style-name="gr7" draw:text-style-name="P4" draw:layer="layout" svg:width="12.5cm" svg:height="1.165cm" svg:x="1.3cm" svg:y="0.835cm">
          <text:p text:style-name="P2"><text:span text:style-name="T2">2018-06-07, Hans Märki, CAN Transceiver</text:span></text:p>
        </draw:rect>
        <draw:rect draw:style-name="gr6" draw:text-style-name="P1" draw:layer="layout" svg:width="1.5cm" svg:height="1.5cm" svg:x="12.2cm" svg:y="21.8cm">
          <text:p/>
        </draw:rect>
        <draw:rect draw:style-name="gr7" draw:text-style-name="P3" draw:layer="layout" svg:width="6cm" svg:height="1.6cm" svg:x="1.3cm" svg:y="12cm">
          <text:p text:style-name="P2"><text:span text:style-name="T1">PyBoard - Receiv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52M33S</meta:editing-duration>
    <meta:editing-cycles>8</meta:editing-cycles>
    <meta:generator>OpenOffice/4.1.3$Win32 OpenOffice.org_project/413m1$Build-9783</meta:generator>
    <dc:date>2018-06-08T16:27:34.57</dc:date>
    <dc:creator>Hans Märki</dc:creator>
    <meta:document-statistic meta:object-count="39"/>
  </office:meta>
</office:document-meta>
</file>